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ngers" svg:font-family="Bangers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5.092cm"/>
    </style:style>
    <style:style style:name="ro1" style:family="table-row">
      <style:table-row-properties style:row-height="0.279cm" fo:break-before="auto" style:use-optimal-row-height="fals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30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ro7" style:family="table-row">
      <style:table-row-properties style:row-height="1.288cm" fo:break-before="auto" style:use-optimal-row-height="false"/>
    </style:style>
    <style:style style:name="ro8" style:family="table-row">
      <style:table-row-properties style:row-height="0.3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2.24pt solid #000000" style:shadow="#808080 0.176cm 0.176cm" style:vertical-align="middle"/>
      <style:paragraph-properties fo:text-align="center" fo:margin-left="0cm"/>
      <style:text-properties style:font-name="C059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059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C059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059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059"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fo:font-weight="bold" style:font-size-asian="60pt" style:font-weight-asian="bold" style:font-size-complex="60pt" style:font-weight-complex="bold"/>
    </style:style>
    <style:style style:name="ce13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cm"/>
      <style:text-properties style:font-name="C059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fill-color="#eeeeee" draw:textarea-horizontal-align="justify" draw:textarea-vertical-align="middle" draw:auto-grow-height="false" fo:min-height="0.411cm" fo:min-width="0.964cm"/>
      <style:paragraph-properties fo:text-align="center"/>
    </style:style>
    <style:style style:name="gr2" style:family="graphic">
      <style:graphic-properties draw:fill-color="#b2b2b2" draw:textarea-horizontal-align="justify" draw:textarea-vertical-align="middle" draw:auto-grow-height="false" fo:min-height="0.411cm" fo:min-width="0.964cm"/>
      <style:paragraph-properties fo:text-align="center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 - Formar Numeros - Senhas - Telefones" table:style-name="ta1">
        <table:shapes>
          <draw:custom-shape draw:z-index="0" draw:name="Forma 1" draw:style-name="gr1" draw:text-style-name="P1" svg:width="1.101cm" svg:height="0.821cm" svg:x="2.942cm" svg:y="2.20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Forma 2" draw:style-name="gr2" draw:text-style-name="P2" svg:width="1.101cm" svg:height="0.821cm" svg:x="2.957cm" svg:y="3.2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number-columns-spanned="9" table:number-rows-spanned="1"/>
          <table:covered-table-cell table:number-columns-repeated="8"/>
          <table:table-cell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Formar Números / Senhas / Telefones</text:p>
          </table:table-cell>
          <table:covered-table-cell table:style-name="ce5"/>
          <table:covered-table-cell table:number-columns-repeated="6" table:style-name="ce8"/>
          <table:table-cell table:style-name="ce8"/>
        </table:table-row>
        <table:table-row table:style-name="ro3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5">
          <table:table-cell/>
          <table:table-cell table:style-name="ce1" office:value-type="string" calcext:value-type="string">
            <text:p>Resultados</text:p>
            <text:p>Possíveis</text:p>
          </table:table-cell>
          <table:table-cell table:style-name="ce4"/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style-name="ce8" table:formula="of:=&quot;= &quot;&amp;PRODUCT([.D5:.I5] )" office:value-type="string" office:string-value="= 72030" calcext:value-type="string">
            <text:p>= 72030</text:p>
          </table:table-cell>
          <table:table-cell/>
        </table:table-row>
        <table:table-row table:style-name="ro6">
          <table:table-cell/>
          <table:table-cell table:style-name="ce2" office:value-type="string" calcext:value-type="string">
            <text:p>Posições a </text:p>
            <text:p>serem </text:p>
            <text:p>Ocupadas</text:p>
          </table:table-cell>
          <table:table-cell table:style-name="ce4"/>
          <table:table-cell table:style-name="ce3" table:number-columns-repeated="6"/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3"/>
          <table:table-cell table:style-name="ce7" office:value-type="string" calcext:value-type="string" table:number-columns-spanned="3" table:number-rows-spanned="1">
            <text:p>Restrições</text:p>
          </table:table-cell>
          <table:covered-table-cell table:number-columns-repeated="2" table:style-name="ce9"/>
          <table:table-cell table:style-name="ce10" table:number-columns-spanned="3" table:number-rows-spanned="1"/>
          <table:covered-table-cell table:number-columns-repeated="2"/>
          <table:table-cell table:number-columns-repeated="2"/>
        </table:table-row>
        <table:table-row table:style-name="ro4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4" table:number-rows-repeated="2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2 - Formar Placas (Carro - Moto)" table:style-name="ta1">
        <table:shapes>
          <draw:custom-shape draw:z-index="0" draw:name="Forma 5" draw:style-name="gr1" draw:text-style-name="P1" svg:width="1.101cm" svg:height="0.821cm" svg:x="2.893cm" svg:y="1.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Forma 6" draw:style-name="gr2" draw:text-style-name="P2" svg:width="1.101cm" svg:height="0.821cm" svg:x="2.908cm" svg:y="2.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Forma 7" draw:style-name="gr1" draw:text-style-name="P1" svg:width="1.101cm" svg:height="0.821cm" svg:x="2.837cm" svg:y="6.4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Forma 8" draw:style-name="gr2" draw:text-style-name="P2" svg:width="1.101cm" svg:height="0.821cm" svg:x="2.852cm" svg:y="7.4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name="Forma 9" draw:style-name="gr1" draw:text-style-name="P1" svg:width="1.101cm" svg:height="0.821cm" svg:x="2.864cm" svg:y="10.8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name="Forma 10" draw:style-name="gr2" draw:text-style-name="P2" svg:width="1.101cm" svg:height="0.821cm" svg:x="2.879cm" svg:y="11.95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name="Forma 11" draw:style-name="gr1" draw:text-style-name="P1" svg:width="1.101cm" svg:height="0.821cm" svg:x="2.809cm" svg:y="15.5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name="Forma 12" draw:style-name="gr2" draw:text-style-name="P2" svg:width="1.101cm" svg:height="0.821cm" svg:x="2.824cm" svg:y="16.6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6" table:default-cell-style-name="ce8"/>
        <table:table-column table:style-name="co7" table:default-cell-style-name="Default"/>
        <table:table-column table:style-name="co2" table:number-columns-repeated="2" table:default-cell-style-name="ce8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11" table:number-columns-spanned="9" table:number-rows-spanned="1"/>
          <table:covered-table-cell table:style-name="ce5"/>
          <table:covered-table-cell table:number-columns-repeated="2"/>
          <table:covered-table-cell table:style-name="ce8"/>
          <table:covered-table-cell table:number-columns-repeated="2"/>
          <table:covered-table-cell table:number-columns-repeated="2" table:style-name="ce8"/>
          <table:table-cell/>
        </table:table-row>
        <table:table-row table:style-name="ro2">
          <table:table-cell table:style-name="ce8"/>
          <table:table-cell table:style-name="ce3" office:value-type="string" calcext:value-type="string" table:number-columns-spanned="10" table:number-rows-spanned="1">
            <text:p>Placas com 1 dígito não-nulo</text:p>
          </table:table-cell>
          <table:covered-table-cell table:style-name="ce5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/>
          <table:table-cell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number-columns-repeated="2"/>
          <table:table-cell table:style-name="ce8"/>
          <table:table-cell table:number-columns-repeated="5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Resultados</text:p>
            <text:p>Possíveis</text:p>
          </table:table-cell>
          <table:table-cell/>
          <table:table-cell table:number-columns-repeated="3" table:style-name="ce5" office:value-type="float" office:value="26" calcext:value-type="float">
            <text:p>26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13" table:formula="of:=&quot;= &quot;&amp;PRODUCT([.D5:.K5])" office:value-type="string" office:string-value="= 158184" calcext:value-type="string">
            <text:p>= 158184</text:p>
          </table:table-cell>
        </table:table-row>
        <table:table-row table:style-name="ro6">
          <table:table-cell/>
          <table:table-cell table:style-name="ce2" office:value-type="string" calcext:value-type="string">
            <text:p>Posições a </text:p>
            <text:p>serem </text:p>
            <text:p>Ocupadas</text:p>
          </table:table-cell>
          <table:table-cell/>
          <table:table-cell table:number-columns-repeated="3" table:style-name="ce3" office:value-type="string" calcext:value-type="string">
            <text:p>a..z</text:p>
          </table:table-cell>
          <table:table-cell table:style-name="ce12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“0”</text:p>
          </table:table-cell>
          <table:table-cell table:style-name="ce3" office:value-type="string" calcext:value-type="string">
            <text:p>1..9</text:p>
          </table:table-cell>
          <table:table-cell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Placas com 2 dígitos não-nulo</text:p>
          </table:table-cell>
          <table:covered-table-cell table:style-name="ce5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/>
          <table:table-cell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number-columns-repeated="2"/>
          <table:table-cell table:style-name="ce8"/>
          <table:table-cell table:number-columns-repeated="5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Resultados</text:p>
            <text:p>Possíveis</text:p>
          </table:table-cell>
          <table:table-cell/>
          <table:table-cell table:number-columns-repeated="3" table:style-name="ce5" office:value-type="float" office:value="26" calcext:value-type="float">
            <text:p>26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13" table:formula="of:=&quot;= &quot;&amp;PRODUCT([.D12:.K12])" office:value-type="string" office:string-value="= 1423656" calcext:value-type="string">
            <text:p>= 1423656</text:p>
          </table:table-cell>
        </table:table-row>
        <table:table-row table:style-name="ro6">
          <table:table-cell/>
          <table:table-cell table:style-name="ce2" office:value-type="string" calcext:value-type="string">
            <text:p>Posições a </text:p>
            <text:p>serem </text:p>
            <text:p>Ocupadas</text:p>
          </table:table-cell>
          <table:table-cell/>
          <table:table-cell table:number-columns-repeated="3" table:style-name="ce3" office:value-type="string" calcext:value-type="string">
            <text:p>a..z</text:p>
          </table:table-cell>
          <table:table-cell table:style-name="ce12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“0”</text:p>
          </table:table-cell>
          <table:table-cell table:number-columns-repeated="2" table:style-name="ce3" office:value-type="string" calcext:value-type="string">
            <text:p>1..9</text:p>
          </table:table-cell>
          <table:table-cell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table:number-columns-spanned="9" table:number-rows-spanned="1"/>
          <table:covered-table-cell table:style-name="ce5"/>
          <table:covered-table-cell table:number-columns-repeated="2"/>
          <table:covered-table-cell table:style-name="ce8"/>
          <table:covered-table-cell table:number-columns-repeated="2"/>
          <table:covered-table-cell table:number-columns-repeated="2" table:style-name="ce8"/>
          <table:table-cell/>
        </table:table-row>
        <table:table-row table:style-name="ro2">
          <table:table-cell table:style-name="ce8"/>
          <table:table-cell table:style-name="ce3" office:value-type="string" calcext:value-type="string" table:number-columns-spanned="10" table:number-rows-spanned="1">
            <text:p>Placas com 3 dígitos não-nulo</text:p>
          </table:table-cell>
          <table:covered-table-cell table:style-name="ce5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/>
          <table:table-cell/>
        </table:table-row>
        <table:table-row table:style-name="ro3">
          <table:table-cell/>
          <table:table-cell table:style-name="ce5"/>
          <table:table-cell table:style-name="ce8" table:number-columns-repeated="2"/>
          <table:table-cell table:number-columns-repeated="2"/>
          <table:table-cell table:style-name="ce8"/>
          <table:table-cell table:number-columns-repeated="5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Resultados</text:p>
            <text:p>Possíveis</text:p>
          </table:table-cell>
          <table:table-cell/>
          <table:table-cell table:number-columns-repeated="3" table:style-name="ce5" office:value-type="float" office:value="26" calcext:value-type="float">
            <text:p>26</text:p>
          </table:table-cell>
          <table:table-cell/>
          <table:table-cell table:number-columns-repeated="4" table:style-name="ce5" office:value-type="float" office:value="9" calcext:value-type="float">
            <text:p>9</text:p>
          </table:table-cell>
          <table:table-cell table:style-name="ce13" table:formula="of:=&quot;= &quot;&amp;PRODUCT([.D19:.K19])" office:value-type="string" office:string-value="= 115316136" calcext:value-type="string">
            <text:p>= 115316136</text:p>
          </table:table-cell>
        </table:table-row>
        <table:table-row table:style-name="ro6">
          <table:table-cell/>
          <table:table-cell table:style-name="ce2" office:value-type="string" calcext:value-type="string">
            <text:p>Posições a </text:p>
            <text:p>serem </text:p>
            <text:p>Ocupadas</text:p>
          </table:table-cell>
          <table:table-cell/>
          <table:table-cell table:number-columns-repeated="3" table:style-name="ce3" office:value-type="string" calcext:value-type="string">
            <text:p>a..z</text:p>
          </table:table-cell>
          <table:table-cell table:style-name="ce12" office:value-type="string" calcext:value-type="string">
            <text:p>-</text:p>
          </table:table-cell>
          <table:table-cell table:style-name="ce3" office:value-type="string" calcext:value-type="string">
            <text:p>“0”</text:p>
          </table:table-cell>
          <table:table-cell table:number-columns-repeated="3" table:style-name="ce3" office:value-type="string" calcext:value-type="string">
            <text:p>1..9</text:p>
          </table:table-cell>
          <table:table-cell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Placas com 4 dígitos não-nulo</text:p>
          </table:table-cell>
          <table:covered-table-cell table:style-name="ce5"/>
          <table:covered-table-cell table:style-name="ce8"/>
          <table:covered-table-cell table:number-columns-repeated="2"/>
          <table:covered-table-cell table:style-name="ce8"/>
          <table:covered-table-cell table:number-columns-repeated="2"/>
          <table:covered-table-cell table:style-name="ce8"/>
          <table:covered-table-cell/>
          <table:table-cell/>
        </table:table-row>
        <table:table-row table:style-name="ro1">
          <table:table-cell/>
          <table:table-cell table:style-name="ce5"/>
          <table:table-cell table:style-name="ce8" table:number-columns-repeated="2"/>
          <table:table-cell table:number-columns-repeated="2"/>
          <table:table-cell table:style-name="ce8"/>
          <table:table-cell table:number-columns-repeated="5"/>
        </table:table-row>
        <table:table-row table:style-name="ro4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Resultados</text:p>
            <text:p>Possíveis</text:p>
          </table:table-cell>
          <table:table-cell/>
          <table:table-cell table:number-columns-repeated="3" table:style-name="ce5" office:value-type="float" office:value="26" calcext:value-type="float">
            <text:p>26</text:p>
          </table:table-cell>
          <table:table-cell/>
          <table:table-cell table:number-columns-repeated="4" table:style-name="ce5" office:value-type="float" office:value="9" calcext:value-type="float">
            <text:p>9</text:p>
          </table:table-cell>
          <table:table-cell table:style-name="ce13" table:formula="of:=&quot;= &quot;&amp;PRODUCT([.D26:.K26])" office:value-type="string" office:string-value="= 115316136" calcext:value-type="string">
            <text:p>= 115316136</text:p>
          </table:table-cell>
        </table:table-row>
        <table:table-row table:style-name="ro7">
          <table:table-cell/>
          <table:table-cell table:style-name="ce2" office:value-type="string" calcext:value-type="string">
            <text:p>Posições a </text:p>
            <text:p>serem </text:p>
            <text:p>Ocupadas</text:p>
          </table:table-cell>
          <table:table-cell/>
          <table:table-cell table:number-columns-repeated="3" table:style-name="ce3" office:value-type="string" calcext:value-type="string">
            <text:p>a..z</text:p>
          </table:table-cell>
          <table:table-cell table:style-name="ce12" office:value-type="string" calcext:value-type="string">
            <text:p>-</text:p>
          </table:table-cell>
          <table:table-cell table:number-columns-repeated="4" table:style-name="ce3" office:value-type="string" calcext:value-type="string">
            <text:p>1.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ngers" svg:font-family="Bangers" style:font-pitch="variable"/>
    <style:font-face style:name="C059" svg:font-family="C059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0:12:16.008742408</meta:creation-date>
    <dc:date>2022-12-16T12:36:03.151581776</dc:date>
    <meta:editing-duration>PT1H2M2S</meta:editing-duration>
    <meta:editing-cycles>9</meta:editing-cycles>
    <meta:generator>LibreOffice/7.3.7.2$Linux_X86_64 LibreOffice_project/30$Build-2</meta:generator>
    <meta:document-statistic meta:table-count="2" meta:cell-count="87" meta:object-count="10"/>
  </office:meta>
</office:document-meta>
</file>